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90d91" officeooo:paragraph-rsid="00090d91"/>
    </style:style>
    <style:style style:name="P2" style:family="paragraph" style:parent-style-name="Standard">
      <style:text-properties officeooo:rsid="00087e61" officeooo:paragraph-rsid="00087e61"/>
    </style:style>
    <style:style style:name="P3" style:family="paragraph" style:parent-style-name="Standard">
      <style:text-properties fo:font-weight="bold" officeooo:rsid="00087e61" officeooo:paragraph-rsid="00087e6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Ονοματεπώνυμο : <text:s/>Νικόλας Φιλιππάτος </text:p>
      <text:p text:style-name="P2">ΑΜ: 1072754</text:p>
      <text:p text:style-name="P2"/>
      <text:p text:style-name="P2"/>
      <text:p text:style-name="P3">Question 1</text:p>
      <text:p text:style-name="P2"/>
      <text:p text:style-name="P2">RegEx: "[0-9]" <text:s/></text:p>
      <text:p text:style-name="P2"/>
      <text:p text:style-name="P2">['0', '5', '0', '4', '2', '0', '1', '7', '2', '1', '2', '2', '0', '1', '9', '1', '8', '8', '1', '6', '8', '1', '3', '8', '1', '2', '4', '6', '4', '2', '0', '1', '7', '1', '7', '0', '7', '1', '4', '1', '5', '1', '7', '1', '9', '6', '4', '2', '0', '1', '7', '2', '4', '3', '2', '4', '2', '2', '3', '8', '2', '3', '3', '2', '3', '1', '2', '2', '8', '2', '2', '7', '2', '2', '6']</text:p>
      <text:p text:style-name="P2">75</text:p>
      <text:p text:style-name="P2"/>
      <text:p text:style-name="P3">Question 2</text:p>
      <text:p text:style-name="P2"/>
      <text:p text:style-name="P2">RegEx: "-?[0-9]+\.?[0-9]*" <text:s/></text:p>
      <text:p text:style-name="P2"/>
      <text:p text:style-name="P2">['05', '04', '2017', '21.2', '20', '19', '18.8', '16.8', '13.8', '12.4', '6', '4', '2017', '-1.7', '0.7', '1.4', '1.5', '1.7', '1.9', '6', '4', '2017', '24.3', '24.2', '23.8', '23.3', '23.1', '22.8', '22.7', '22.6']</text:p>
      <text:p text:style-name="P2">30</text:p>
      <text:p text:style-name="P2"/>
      <text:p text:style-name="P3">Question 3</text:p>
      <text:p text:style-name="P2"/>
      <text:p text:style-name="P2">RegEx: "[0-9]+\.?[0-9]+? mm" <text:s/></text:p>
      <text:p text:style-name="P2"/>
      <text:p text:style-name="P2">['21.2 mm', '20 mm', '19 mm', '18.8 mm', '16.8 mm', '13.8 mm', '12.4 mm']</text:p>
      <text:p text:style-name="P2">7</text:p>
      <text:p text:style-name="P2"/>
      <text:p text:style-name="P3">Question 4</text:p>
      <text:p text:style-name="P2"/>
      <text:p text:style-name="P2">RegEx: "\(([^)]+)\)" <text:s/></text:p>
      <text:p text:style-name="P2"/>
      <text:p text:style-name="P2">['-1.7 C', '0.7 C', '1.4 C', '1.5 C', '1.7 C', '1.9 C', '24.3 C', '24.2 C', '23.8 C', '23.3 C', '23.1 C', '22.8 C', '22.7 C', '22.6 C', 'Πηγή: http://www.meteo.gr']</text:p>
      <text:p text:style-name="P2">15</text:p>
      <text:p text:style-name="P2"/>
      <text:p text:style-name="P3">Question 5</text:p>
      <text:p text:style-name="P2"/>
      <text:p text:style-name="P2">RegEx: "[0-9]+\/[0-9]+\/[0-9]+" <text:s/></text:p>
      <text:p text:style-name="P2"/>
      <text:p text:style-name="P2">['05/04/2017', '6/4/2017', '6/4/2017']</text:p>
      <text:p text:style-name="P2">3</text:p>
      <text:p text:style-name="P2"/>
      <text:p text:style-name="P3">Question 6</text:p>
      <text:p text:style-name="P2"/>
      <text:p text:style-name="P2">RegEx: "([Α-ω]+ [0-9]+\/[0-9]+\/[0-9]+)" <text:s/></text:p>
      <text:p text:style-name="P2"/>
      <text:p text:style-name="P2">['Τετάρτης 05/04/2017', 'Πέμπτη 6/4/2017', 'Πέμπτης 6/4/2017']</text:p>
      <text:p text:style-name="P2">3</text:p>
      <text:p text:style-name="P2"><text:soft-page-break/></text:p>
      <text:p text:style-name="P3">Question 7</text:p>
      <text:p text:style-name="P2"/>
      <text:p text:style-name="P2">RegEx: "([A-ω]*[άέίόύήώϊΆΈΊΌΎΉΏ][A-ω]*)"</text:p>
      <text:p text:style-name="P2"/>
      <text:p text:style-name="P2">['Βροχές', 'καταιγίδες', 'εκδηλώθηκαν', 'κατά', 'διάρκεια', 'Τετάρτης', 'ηπειρωτικά', 'Σύμφωνα', 'δίκτυο', 'αυτόματων', 'μετεωρολογικών', 'σταθμών', 'Εθνικού', 'Αστεροσκοπείου', 'Αθηνών', 'μεγαλύτερα', 'ύψη', 'βροχόπτωσης', 'καταγράφηκαν', 'ακόλουθες', 'περιοχές', 'Αράχωβα', 'Αγρίνιο', 'Πολύδροσο', 'Φωκίδας', 'Γαβαλού', 'Λαμία', 'Καραβοστάσι', 'Θεσπρωτίας', 'Αγιά', 'Λάρισας', 'χαμηλότερες', 'ελάχιστες', 'Πέμπτη', 'καταγράφηκαν', 'Καϊμακτσαλάν', 'Βωβούσα', 'Ιωαννίνων', 'Βλάστη', 'Κοζάνης', 'Σελίου', 'Λαϊλιά', 'Μαυρολιθάρι', 'Φωκίδας', 'Θέση', 'Βρύζες', 'υψηλότερες', 'μέγιστες', 'θερμοκρασίες', 'μεσημέρι', 'Πέμπτης', 'καταγράφηκαν', 'Λίνδο', 'Ρόδου', 'Καρδίτσα', 'Σπάρτη', 'Γιαννιτσά', 'Καλαμάτα', 'Άγιους', 'Θεόδωρους', 'Κορινθίας', 'Βέροια', 'Λάρισα', 'Τρίκαλα', 'Σίνδο', 'Πηγή']</text:p>
      <text:p text:style-name="P2">66</text:p>
      <text:p text:style-name="P2"/>
      <text:p text:style-name="P3">Question 8</text:p>
      <text:p text:style-name="P2"/>
      <text:p text:style-name="P2">RegEx: "[A-ZΑ-ΩΆΈΊΌΎΉΏ][a-zα-ωάέίόύήώϊ][a-zα-ωάέίόύήώϊ]+" <text:s/></text:p>
      <text:p text:style-name="P2"/>
      <text:p text:style-name="P2">['Βροχές', 'Τετάρτης', 'Σύμφωνα', 'Εθνικού', 'Αστεροσκοπείου', 'Αθηνών', 'Αράχωβα', 'Αγρίνιο', 'Πολύδροσο', 'Φωκίδας', 'Γαβαλού', 'Λαμία', 'Καραβοστάσι', 'Θεσπρωτίας', 'Αγιά', 'Λάρισας', 'Πέμπτη', 'Καϊμακτσαλάν', 'Βωβούσα', 'Ιωαννίνων', 'Βλάστη', 'Κοζάνης', 'Σελίου', 'Λαϊλιά', 'Μαυρολιθάρι', 'Φωκίδας', 'Θέση', 'Βρύζες', 'Πέμπτης', 'Λίνδο', 'Ρόδου', 'Καρδίτσα', 'Σπάρτη', 'Γιαννιτσά', 'Καλαμάτα', 'Άγιους', 'Θεόδωρους', 'Κορινθίας', 'Βέροια', 'Λάρισα', 'Τρίκαλα', 'Σίνδο', 'Πηγή']</text:p>
      <text:p text:style-name="P2">43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0d91" officeooo:paragraph-rsid="00090d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η Εργαστηριακη Ασκηση Υπολογιστικη Γλωσσολογια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3-03-04T20:22:26.845861649</dc:date>
    <meta:editing-duration>PT4M1S</meta:editing-duration>
    <meta:editing-cycles>4</meta:editing-cycles>
    <meta:document-statistic meta:table-count="0" meta:image-count="0" meta:object-count="0" meta:page-count="2" meta:paragraph-count="35" meta:word-count="320" meta:character-count="2652" meta:non-whitespace-character-count="2351"/>
  </office:meta>
</office:document-meta>
</file>